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6" calcext:value-type="float">
            <text:p>1366</text:p>
          </table:table-cell>
          <table:table-cell table:style-name="ce7" table:formula="of:=COUNTIF([.B7:.B999998];&quot;X&quot;)" office:value-type="float" office:value="1182" calcext:value-type="float">
            <text:p>118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53" calcext:value-type="float">
            <text:p>14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4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8">00/00/0000</text:date>, <text:time style:data-style-name="N2" text:time-value="22:41:26.4689867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8T22:44:01.888477597</dc:date>
    <meta:editing-duration>P1DT11H30M37S</meta:editing-duration>
    <meta:editing-cycles>1354</meta:editing-cycles>
    <meta:document-statistic meta:table-count="1" meta:cell-count="8246" meta:object-count="0"/>
  </office:meta>
</office:document-meta>
</file>